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ffdbb" officeooo:paragraph-rsid="000ffdbb"/>
    </style:style>
    <style:style style:name="P2" style:family="paragraph" style:parent-style-name="Text_20_body">
      <style:text-properties officeooo:rsid="0010866e" officeooo:paragraph-rsid="0010866e"/>
    </style:style>
    <style:style style:name="P3" style:family="paragraph" style:parent-style-name="Text_20_body" style:list-style-name="L1">
      <style:text-properties officeooo:rsid="001083d1" officeooo:paragraph-rsid="001083d1"/>
    </style:style>
    <style:style style:name="P4" style:family="paragraph" style:parent-style-name="Text_20_body" style:list-style-name="L1">
      <style:text-properties fo:font-weight="bold" officeooo:rsid="001083d1" officeooo:paragraph-rsid="001083d1" style:font-weight-asian="bold" style:font-weight-complex="bold"/>
    </style:style>
    <style:style style:name="P5" style:family="paragraph" style:parent-style-name="Text_20_body" style:list-style-name="L2">
      <style:text-properties officeooo:rsid="0010866e" officeooo:paragraph-rsid="0010866e"/>
    </style:style>
    <style:style style:name="P6" style:family="paragraph" style:parent-style-name="Text_20_body" style:list-style-name="L2">
      <style:text-properties officeooo:rsid="00124a17" officeooo:paragraph-rsid="00124a1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0fd62"/>
    </style:style>
    <style:style style:name="T3" style:family="text">
      <style:text-properties officeooo:rsid="0011c05c"/>
    </style:style>
    <style:style style:name="T4" style:family="text">
      <style:text-properties officeooo:rsid="0014de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eeting <text:span text:style-name="T4">07/02/19</text:span></text:h>
      <text:p text:style-name="P1">Present: no absentees</text:p>
      <text:list xml:id="list3149464563" text:style-name="L1">
        <text:list-item>
          <text:p text:style-name="P3">What you’ve done so far</text:p>
          <text:list>
            <text:list-item>
              <text:p text:style-name="P4">Ollie: <text:span text:style-name="T1">Backlog populated, repositories initialised, done some Java work to familiarise oneself with GUI systems, and reading up on agile. </text:span></text:p>
            </text:list-item>
            <text:list-item>
              <text:p text:style-name="P4">Elliot: <text:span text:style-name="T1">Sent meeting backlog</text:span></text:p>
            </text:list-item>
            <text:list-item>
              <text:p text:style-name="P4">Nick: <text:span text:style-name="T1">Was previously absent, but done everything to catch up</text:span></text:p>
            </text:list-item>
            <text:list-item>
              <text:p text:style-name="P4">Will: <text:span text:style-name="T1">Sketched out questionnaire database / schema system</text:span></text:p>
            </text:list-item>
            <text:list-item>
              <text:p text:style-name="P4">Safouh: <text:span text:style-name="T1">Written out meeting notes (will send them asap)</text:span></text:p>
            </text:list-item>
            <text:list-item>
              <text:p text:style-name="P4">Matthew: <text:span text:style-name="T1">Was also absent, but catching up with the rest of the team</text:span></text:p>
            </text:list-item>
            <text:list-item>
              <text:p text:style-name="P4">Lucas: <text:span text:style-name="T1">Built initial Java GUI application and pushed to repo</text:span></text:p>
            </text:list-item>
          </text:list>
        </text:list-item>
        <text:list-item>
          <text:p text:style-name="P3">What you’re doing now</text:p>
        </text:list-item>
        <text:list-item>
          <text:p text:style-name="P3">What difficulties are you having?</text:p>
        </text:list-item>
      </text:list>
      <text:p text:style-name="P2">Decisions</text:p>
      <text:list xml:id="list1617580563" text:style-name="L2">
        <text:list-item>
          <text:p text:style-name="P5"><text:span text:style-name="T2">Unanimously decided that we’ll do a t</text:span>wo week sprint for the first sprint <text:span text:style-name="T3">#</text:span></text:p>
        </text:list-item>
        <text:list-item>
          <text:p text:style-name="P6">We’ve determined that we will want to demo at the end of the sprint, with GP functionality being a main deliver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3:12:12.042461865</meta:creation-date>
    <dc:date>2019-02-14T00:26:12.150416340</dc:date>
    <meta:editing-duration>PT40M45S</meta:editing-duration>
    <meta:editing-cycles>7</meta:editing-cycles>
    <meta:generator>LibreOffice/6.1.4.2$MacOSX_X86_64 LibreOffice_project/9d0f32d1f0b509096fd65e0d4bec26ddd1938fd3</meta:generator>
    <meta:document-statistic meta:table-count="0" meta:image-count="0" meta:object-count="0" meta:page-count="1" meta:paragraph-count="15" meta:word-count="141" meta:character-count="789" meta:non-whitespace-character-count="674"/>
  </office:meta>
</office:document-meta>
</file>